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title">
      <style:graphic-properties fo:min-height="2.63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Exemplos de programas paralelos para aplicações específica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Simulações Científicas: Previsão do Temp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Weather Research and Forecasting (WRF) Model</text:p>
                <text:list>
                  <text:list-item>
                    <text:p>Modelo numérico de previsão do tempo amplamente utilizado que emprega paralelismo com MPI</text:p>
                  </text:list-item>
                  <text:list-item>
                    <text:p><text:a xlink:href="https://www.mmm.ucar.edu/weather-research-and-forecasting-model" xlink:type="simple">https://www.mmm.ucar.edu/weather-research-and-forecasting-model</text:a></text:p>
                  </text:list-item>
                </text:list>
              </text:list-item>
              <text:list-item>
                <text:p>Application of Parallel Processing - A Case Study on Weather Prediction</text:p>
                <text:list>
                  <text:list-item>
                    <text:p>O artigo explora a aplicação do processamento paralelo em meteorologia preditiva, crucial para modelos climáticos e oceânicos</text:p>
                  </text:list-item>
                  <text:list-item>
                    <text:p>A modelagem numérica, que emprega algoritmos para antecipar as condições atmosféricas, depende do poder computacional do processamento paralelo para aumentar a precisão e a eficiência</text:p>
                  </text:list-item>
                  <text:list-item>
                    <text:p>https://acrg.uitm.edu.my/images/paper/v2_n1/pdf/A4_NSAB_12-15.p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4.5cm" svg:height="2.635cm" svg:x="1cm" svg:y="0.183cm" presentation:class="title" presentation:user-transformed="true">
          <draw:text-box>
            <text:p>Machine Learning: Treinamento de Redes Neurais Profund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stributed Deep Learning with TensorFlow</text:p>
                <text:list>
                  <text:list-item>
                    <text:p><text:a xlink:href="https://www.tensorflow.org/guide/distributed_training" xlink:type="simple">https://www.tensorflow.org/guide/distributed_training</text:a><text:s/></text:p>
                    <text:list>
                      <text:list-item>
                        <text:p>Documentação oficial do TensorFlow sobre treinamento distribuído usando paralelismo de dados e modelo</text:p>
                      </text:list-item>
                    </text:list>
                  </text:list-item>
                </text:list>
              </text:list-item>
              <text:list-item>
                <text:p>PyTorch Distributed Training</text:p>
                <text:list>
                  <text:list-item>
                    <text:p><text:a xlink:href="https://pytorch.org/tutorials/intermediate/ddp_tutorial.html" xlink:type="simple">https://pytorch.org/tutorials/intermediate/ddp_tutorial.html</text:a></text:p>
                    <text:list>
                      <text:list-item>
                        <text:p>Tutorial do PyTorch sobre treinamendo de redes neurais em paralelo</text:p>
                      </text:list-item>
                    </text:list>
                  </text:list-item>
                </text:list>
              </text:list-item>
              <text:list-item>
                <text:p>Horovod: Distributed Deep Learning Framework</text:p>
                <text:list>
                  <text:list-item>
                    <text:p><text:a xlink:href="https://horovod.ai/" xlink:type="simple">https://horovod.ai/</text:a></text:p>
                    <text:list>
                      <text:list-item>
                        <text:p>Horovod é uma biblioteca popular para treinamento distribuído de redes neurais, compatível com TensorFlow, Keras, PyTorch e outros framewor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Processamento de Im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UDA Code Samples</text:p>
                <text:list>
                  <text:list-item>
                    <text:p><text:a xlink:href="https://developer.nvidia.com/cuda-code-samples" xlink:type="simple">https://developer.nvidia.com/cuda-code-samples</text:a></text:p>
                    <text:list>
                      <text:list-item>
                        <text:p>O processamento usando GPU é um tipo de processamento paralelo usando milhares de núcleos menores e mais eficientes para realizar cálculos simultaneamente</text:p>
                      </text:list-item>
                    </text:list>
                  </text:list-item>
                </text:list>
              </text:list-item>
              <text:list-item>
                <text:p>OpenCV e OpenMP: Processamento paralelo para visão computacional</text:p>
                <text:list>
                  <text:list-item>
                    <text:p>https://answers.opencv.org/question/103701/how-opencv-use-openmp-thread-to-get-performance/</text:p>
                    <text:list>
                      <text:list-item>
                        <text:p>O OpenCV fornece as ferramentas para processamento de imagens e vídeos, enquanto o OpenMP permite dividir o trabalho em várias threads, executadas simultaneamente em processadores multi-co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4.5cm" svg:height="2.635cm" svg:x="1cm" svg:y="0.183cm" presentation:class="title" presentation:user-transformed="true">
          <draw:text-box>
            <text:p>Bioinformática: Alinhamento de Sequências Genômic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LAST Parallelization</text:p>
                <text:list>
                  <text:list-item>
                    <text:p><text:a xlink:href="https://bioinformaticsworkbook.org/dataAnalysis/blast/running-blast-jobs-in-parallel.html" xlink:type="simple">https://bioinformaticsworkbook.org/dataAnalysis/blast/running-blast-jobs-in-parallel.html</text:a></text:p>
                    <text:list>
                      <text:list-item>
                        <text:p>O BLAST (Basic Local Alignment Search Tool) é uma ferramenta amplamente usada em bioinformática que pode ser paralelizada para análise de grandes bancos de dados genômicos</text:p>
                      </text:list-item>
                    </text:list>
                  </text:list-item>
                </text:list>
              </text:list-item>
              <text:list-item>
                <text:p>MpiBLAST</text:p>
                <text:list>
                  <text:list-item>
                    <text:p><text:a xlink:href="https://wiki.rc.usf.edu/index.php/MpiBLAST" xlink:type="simple">https://wiki.rc.usf.edu/index.php/MpiBLAST</text:a></text:p>
                    <text:list>
                      <text:list-item>
                        <text:p>Uma versão paralela do BLAST que usa MPI para distribuir o trabalho entre múltiplos nó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Finanças: Simulação de Monte Car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arallel Monte Carlo simulation on cluster systems for financial derivatives pricing</text:p>
                <text:list>
                  <text:list-item>
                    <text:p><text:a xlink:href="https://ieeexplore.ieee.org/abstract/document/1554805" xlink:type="simple">https://ieeexplore.ieee.org/abstract/document/1554805</text:a></text:p>
                    <text:list>
                      <text:list-item>
                        <text:p>O método de Monte Carlo é uma das principais ferramentas em finanças</text:p>
                      </text:list-item>
                    </text:list>
                  </text:list-item>
                </text:list>
              </text:list-item>
              <text:list-item>
                <text:p>The development of GPU-based parallel PRNG for Monte Carlo applications in CUDA Fortran</text:p>
                <text:list>
                  <text:list-item>
                    <text:p><text:a xlink:href="https://pubs.aip.org/aip/adv/article/6/4/045101/21964/The-development-of-GPU-based-parallel-PRNG-for" xlink:type="simple">https://pubs.aip.org/aip/adv/article/6/4/045101/21964/The-development-of-GPU-based-parallel-PRNG-for</text:a></text:p>
                    <text:list>
                      <text:list-item>
                        <text:p>Processamento paralelo usando GP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4.5cm" svg:height="2.635cm" svg:x="1cm" svg:y="0.183cm" presentation:class="title" presentation:user-transformed="true">
          <draw:text-box>
            <text:p>Computação Gráfica: Renderização de Ray Trac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écnica que simula a luz para criar imagens realistas</text:p>
              </text:list-item>
              <text:list-item>
                <text:p>Intel embree - High Performance Ray Tracing</text:p>
                <text:list>
                  <text:list-item>
                    <text:p><text:a xlink:href="https://www.embree.org/" xlink:type="simple">https://www.embree.org/</text:a></text:p>
                    <text:list>
                      <text:list-item>
                        <text:p>Biblioteca otimizada para renderização de ray tracing em CPUs e GPUs</text:p>
                      </text:list-item>
                    </text:list>
                  </text:list-item>
                </text:list>
              </text:list-item>
              <text:list-item>
                <text:p>Ray Tracing in One Weekend (GPU Version)</text:p>
                <text:list>
                  <text:list-item>
                    <text:p><text:a xlink:href="https://github.com/RayTracing/gpu-tracing" xlink:type="simple">https://github.com/RayTracing/gpu-tracing</text:a><text:s/></text:p>
                    <text:list>
                      <text:list-item>
                        <text:p>Um tutorial prático sobre como implementar ray tracing em paralelo usando GP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.635cm" svg:x="1cm" svg:y="0.183cm" presentation:class="title" presentation:user-transformed="true">
          <draw:text-box>
            <text:p>Análise de Dados: Processamento de Grandes Conjuntos de D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pache Spark Documentation</text:p>
                <text:list>
                  <text:list-item>
                    <text:p><text:a xlink:href="https://spark.apache.org/docs/latest/" xlink:type="simple">https://spark.apache.org/docs/latest/</text:a></text:p>
                    <text:list>
                      <text:list-item>
                        <text:p>Estrutura de processamento de dados distribuídos amplamente usada para análise de big data</text:p>
                      </text:list-item>
                    </text:list>
                  </text:list-item>
                </text:list>
              </text:list-item>
              <text:list-item>
                <text:p>Dask: Parallel Computing in Python</text:p>
                <text:list>
                  <text:list-item>
                    <text:p><text:a xlink:href="https://dask.org/" xlink:type="simple">https://dask.org/</text:a></text:p>
                    <text:list>
                      <text:list-item>
                        <text:p>Biblioteca Python que permite processamento paralelo de grandes conjuntos de d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Simulação de Dinâmica Molecula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ão usadas para estudar o comportamento de átomos e moléculas ao longo do tempo, com aplicações em química, biologia e física</text:p>
              </text:list-item>
              <text:list-item>
                <text:p>GROMACS</text:p>
                <text:list>
                  <text:list-item>
                    <text:p><text:a xlink:href="https://www.gromacs.org/" xlink:type="simple">https://www.gromacs.org/</text:a></text:p>
                    <text:list>
                      <text:list-item>
                        <text:p>Ferramenta popular para simulações de dinâmica molecular que suporta paralelismo usando MPI e CUDA</text:p>
                      </text:list-item>
                    </text:list>
                  </text:list-item>
                </text:list>
              </text:list-item>
              <text:list-item>
                <text:p>LAMMPS (Large-scale Atomic/Molecular Massively Parallel Simulator)</text:p>
                <text:list>
                  <text:list-item>
                    <text:p><text:a xlink:href="https://www.lammps.org/" xlink:type="simple">https://www.lammps.org/</text:a></text:p>
                    <text:list>
                      <text:list-item>
                        <text:p>Simulador de dinâmica molecular altamente paraleliza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Processamento de Linguagem Natur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volume de texto é dividido em partes menores, e cada parte é processada independentemente por diferentes threads ou nós.</text:p>
                <text:list>
                  <text:list-item>
                    <text:p>Diferentes estágios do processamento (tokenização, análise sintática, modelagem) podem ser executados em paralelo</text:p>
                  </text:list-item>
                </text:list>
              </text:list-item>
              <text:list-item>
                <text:p>Apache Hadoop</text:p>
                <text:list>
                  <text:list-item>
                    <text:p><text:a xlink:href="https://hadoop.apache.org/" xlink:type="simple">https://hadoop.apache.org/</text:a></text:p>
                    <text:list>
                      <text:list-item>
                        <text:p>Processamento distribuído de grandes volumes de dados</text:p>
                      </text:list-item>
                    </text:list>
                  </text:list-item>
                </text:list>
              </text:list-item>
              <text:list-item>
                <text:p>Spark NLP</text:p>
                <text:list>
                  <text:list-item>
                    <text:p><text:a xlink:href="https://nlp.johnsnowlabs.com/" xlink:type="simple">https://nlp.johnsnowlabs.com/</text:a></text:p>
                    <text:list>
                      <text:list-item>
                        <text:p>Processamento de linguagem natural usando Pyth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22T19:33:34.364459769</dc:date>
    <meta:editing-duration>P2DT5H5M59S</meta:editing-duration>
    <meta:editing-cycles>299</meta:editing-cycles>
    <meta:generator>LibreOffice/24.8.6.2$Linux_X86_64 LibreOffice_project/6d98ba145e9a8a39fc57bcc76981d1fb1316c60c</meta:generator>
    <meta:document-statistic meta:object-count="6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